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1">
      <style:text-properties officeooo:rsid="0012ef8e" officeooo:paragraph-rsid="0012ef8e"/>
    </style:style>
    <style:style style:name="P3" style:family="paragraph" style:parent-style-name="Preformatted_20_Text" style:list-style-name="L1">
      <style:text-properties officeooo:rsid="0012ef8e" officeooo:paragraph-rsid="0013236b"/>
    </style:style>
    <style:style style:name="P4" style:family="paragraph" style:parent-style-name="Standard">
      <style:text-properties officeooo:rsid="0011a938" officeooo:paragraph-rsid="0011a938"/>
    </style:style>
    <style:style style:name="P5" style:family="paragraph" style:parent-style-name="Standard">
      <style:text-properties fo:font-weight="bold" officeooo:rsid="0011a938" officeooo:paragraph-rsid="0011a938" style:font-weight-asian="bold" style:font-weight-complex="bold"/>
    </style:style>
    <style:style style:name="P6" style:family="paragraph" style:parent-style-name="Standard" style:list-style-name="L1">
      <style:text-properties fo:font-weight="bold" officeooo:rsid="0011a938" officeooo:paragraph-rsid="0011a938" style:font-weight-asian="bold" style:font-weight-complex="bold"/>
    </style:style>
    <style:style style:name="P7" style:family="paragraph" style:parent-style-name="Standard" style:list-style-name="L1">
      <style:text-properties fo:font-weight="bold" officeooo:paragraph-rsid="001be77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1a938" officeooo:paragraph-rsid="0011a938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paragraph-rsid="0011a938"/>
    </style:style>
    <style:style style:name="P10" style:family="paragraph" style:parent-style-name="Standard" style:list-style-name="L1">
      <style:text-properties officeooo:paragraph-rsid="0011a938"/>
    </style:style>
    <style:style style:name="P11" style:family="paragraph" style:parent-style-name="Standard" style:list-style-name="L1">
      <style:text-properties officeooo:paragraph-rsid="001a0647"/>
    </style:style>
    <style:style style:name="P12" style:family="paragraph" style:parent-style-name="Standard" style:list-style-name="L1">
      <style:text-properties officeooo:paragraph-rsid="001be779"/>
    </style:style>
    <style:style style:name="P13" style:family="paragraph" style:parent-style-name="Standard" style:list-style-name="L1">
      <style:text-properties officeooo:paragraph-rsid="0023a449"/>
    </style:style>
    <style:style style:name="P14" style:family="paragraph" style:parent-style-name="Standard" style:list-style-name="L4">
      <style:text-properties fo:font-weight="normal" officeooo:paragraph-rsid="001be779" style:font-weight-asian="normal" style:font-weight-complex="normal"/>
    </style:style>
    <style:style style:name="P15" style:family="paragraph" style:parent-style-name="Text_20_body" style:list-style-name="L1">
      <style:text-properties officeooo:paragraph-rsid="001de641"/>
    </style:style>
    <style:style style:name="P16" style:family="paragraph" style:parent-style-name="Text_20_body" style:list-style-name="L2">
      <style:text-properties fo:font-weight="bold" officeooo:rsid="0011a938" officeooo:paragraph-rsid="0011a938" style:font-weight-asian="bold" style:font-weight-complex="bold"/>
    </style:style>
    <style:style style:name="P17" style:family="paragraph" style:parent-style-name="Text_20_body" style:list-style-name="L1">
      <style:text-properties fo:font-weight="bold" officeooo:paragraph-rsid="001de641" style:font-weight-asian="bold" style:font-weight-complex="bold"/>
    </style:style>
    <style:style style:name="P18" style:family="paragraph" style:parent-style-name="Text_20_body" style:list-style-name="L2"/>
    <style:style style:name="P19" style:family="paragraph" style:parent-style-name="Text_20_body" style:list-style-name="L1">
      <style:text-properties officeooo:rsid="001de641" officeooo:paragraph-rsid="001de641"/>
    </style:style>
    <style:style style:name="T1" style:family="text">
      <style:text-properties fo:font-weight="bold" officeooo:rsid="0011a938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ef8e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13236b" style:font-weight-asian="bold" style:font-weight-complex="bold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2537cd" style:font-weight-asian="normal" style:font-weight-complex="normal"/>
    </style:style>
    <style:style style:name="T13" style:family="text">
      <style:text-properties officeooo:rsid="0023a4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 of React</text:p>
      <text:p text:style-name="Standard"/>
      <text:list xml:id="list3348072348" text:style-name="L1">
        <text:list-item>
          <text:p text:style-name="P10"><text:span text:style-name="T1">JSX: </text:span>JSX allows us to write HTML elements in JavaScript and place them in the DOM without <text:span text:style-name="T2">any </text:span><text:span text:style-name="Source_20_Text"><text:span text:style-name="T2">createElement()</text:span></text:span><text:span text:style-name="T2"> and/or </text:span><text:span text:style-name="Source_20_Text"><text:span text:style-name="T2">appendChild()</text:span></text:span><text:span text:style-name="T2"> methods. JSX converts HTML tags into react elements.</text:span></text:p>
        </text:list-item>
      </text:list>
      <text:p text:style-name="P9"/>
      <text:list xml:id="list115045229704334" text:continue-numbering="true" text:style-name="L1">
        <text:list-item>
          <text:p text:style-name="P10"><text:span text:style-name="T1">Context: </text:span><text:span text:style-name="T6">C</text:span><text:span text:style-name="T5">o</text:span>ntext provides a way to pass data through the component tree without having to pass props down manually at every level.</text:p>
        </text:list-item>
      </text:list>
      <text:p text:style-name="P9"/>
      <text:p text:style-name="P9"/>
      <text:list xml:id="list115044382038283" text:continue-numbering="true" text:style-name="L1">
        <text:list-item>
          <text:p text:style-name="P10"><text:span text:style-name="T1">Props: </text:span><text:span text:style-name="T11">Props is a special keyword in React that stands for properties and is used for passing data from one component to another.</text:span></text:p>
          <text:p text:style-name="P10"><text:span text:style-name="T11"/></text:p>
          <text:p text:style-name="P3"><text:span text:style-name="Source_20_Text"><text:span text:style-name="T10">Pass Data Example:</text:span></text:span></text:p>
          <text:p text:style-name="P3"><text:span text:style-name="Source_20_Text"><text:span text:style-name="T10"/></text:span></text:p>
          <text:p text:style-name="P2"><text:span text:style-name="Source_20_Text"><text:span text:style-name="T11">function Car(props) {</text:span></text:span></text:p>
        </text:list-item>
      </text:list>
      <text:p text:style-name="Preformatted_20_Text"><text:span text:style-name="Source_20_Text"><text:s text:c="2"/><text:tab/>return &lt;h2&gt;I am a { props.brand }!&lt;/h2&gt;;</text:span></text:p>
      <text:p text:style-name="Preformatted_20_Text"><text:span text:style-name="Source_20_Text"><text:tab/>}</text:span></text:p>
      <text:p text:style-name="Preformatted_20_Text"/>
      <text:p text:style-name="Preformatted_20_Text"><text:span text:style-name="Source_20_Text"><text:tab/>function Garage() {</text:span></text:p>
      <text:p text:style-name="Preformatted_20_Text"><text:span text:style-name="Source_20_Text"><text:s/><text:tab/> return (</text:span></text:p>
      <text:p text:style-name="Preformatted_20_Text"><text:span text:style-name="Source_20_Text"><text:s text:c="4"/><text:tab/>&lt;&gt;</text:span></text:p>
      <text:p text:style-name="Preformatted_20_Text"><text:span text:style-name="Source_20_Text"><text:s text:c="6"/>&lt;h1&gt;Who lives in my garage?&lt;/h1&gt;</text:span></text:p>
      <text:p text:style-name="Preformatted_20_Text"><text:span text:style-name="Source_20_Text"><text:s text:c="6"/>&lt;Car brand="Ford" /&gt;</text:span></text:p>
      <text:p text:style-name="Preformatted_20_Text"><text:span text:style-name="Source_20_Text"><text:s text:c="4"/><text:tab/>&lt;/&gt;</text:span></text:p>
      <text:p text:style-name="Preformatted_20_Text"><text:span text:style-name="Source_20_Text"><text:s/><text:tab/> );</text:span></text:p>
      <text:p text:style-name="Preformatted_20_Text"><text:span text:style-name="Source_20_Text"><text:tab/>}</text:span></text:p>
      <text:p text:style-name="Preformatted_20_Text"/>
      <text:p text:style-name="Preformatted_20_Text"><text:span text:style-name="Source_20_Text"><text:tab/>const root = ReactDOM.createRoot(document.getElementById('root'));</text:span></text:p>
      <text:p text:style-name="P1"><text:span text:style-name="Source_20_Text"><text:tab/>root.render(&lt;Garage /&gt;);</text:span></text:p>
      <text:p text:style-name="P9"><text:span text:style-name="T11"/></text:p>
      <text:list xml:id="list115045100016803" text:continue-numbering="true" text:style-name="L1">
        <text:list-item>
          <text:p text:style-name="P6">React State: </text:p>
          <text:p text:style-name="P6"/>
        </text:list-item>
      </text:list>
      <text:list xml:id="list1983111508" text:style-name="L2">
        <text:list-item>
          <text:p text:style-name="P16"><text:span text:style-name="T5">React components</text:span><text:span text:style-name="T3"> has a built-in </text:span><text:span text:style-name="Source_20_Text"><text:span text:style-name="T2">state</text:span></text:span><text:span text:style-name="T3"> object. </text:span></text:p>
        </text:list-item>
        <text:list-item>
          <text:p text:style-name="P18"><text:span text:style-name="T3">The </text:span><text:span text:style-name="Source_20_Text"><text:span text:style-name="T4">state</text:span></text:span><text:span text:style-name="T3"> object is where you store property values that belong to the component.</text:span></text:p>
        </text:list-item>
        <text:list-item>
          <text:p text:style-name="P18"><text:span text:style-name="T3">When the </text:span><text:span text:style-name="Source_20_Text"><text:span text:style-name="T4">state</text:span></text:span><text:span text:style-name="T3"> object changes, the component re-renders.</text:span></text:p>
        </text:list-item>
      </text:list>
      <text:list xml:id="list115044962530953" text:continue-list="list115045100016803" text:style-name="L1">
        <text:list-header>
          <text:p text:style-name="P6"/>
        </text:list-header>
        <text:list-item>
          <text:p text:style-name="P11"><text:span text:style-name="T1">React Components: </text:span></text:p>
          <text:p text:style-name="P12">Components are independent and reusable bits of code. They serve the same purpose as JavaScript functions, but work in isolation and return HTML.</text:p>
          <text:p text:style-name="P12"/>
          <text:p text:style-name="P7">Components come in two types </text:p>
        </text:list-item>
      </text:list>
      <text:list xml:id="list3808245897" text:style-name="L4">
        <text:list-item>
          <text:p text:style-name="P14">Class components </text:p>
        </text:list-item>
        <text:list-item>
          <text:p text:style-name="P14">Function components.</text:p>
        </text:list-item>
      </text:list>
      <text:p text:style-name="P5"/>
      <text:p text:style-name="P5"/>
      <text:p text:style-name="P5"/>
      <text:list xml:id="list115046043194662" text:continue-list="list115044962530953" text:style-name="L1">
        <text:list-item>
          <text:p text:style-name="P10"><text:soft-page-break/><text:span text:style-name="T1">React Router: </text:span><text:span text:style-name="T7">React Router is a JavaScript framework that </text:span><text:span text:style-name="T8">lets us handle client and server-side routing in React applications</text:span><text:span text:style-name="T7">. It enables the creation of single-page web or mobile apps that allow navigating without refreshing the page. It also allows us to use browser history features while preserving the right application view.</text:span></text:p>
          <text:p text:style-name="P10"/>
          <text:p text:style-name="P15">Create React App doesn't include page routing.</text:p>
          <text:p text:style-name="P15">React Router is the most popular solution.</text:p>
          <text:p text:style-name="P19">Run this Command to install React router</text:p>
          <text:p text:style-name="P17">npm i -D react-router-dom </text:p>
          <text:p text:style-name="P10"/>
        </text:list-item>
        <text:list-item>
          <text:p text:style-name="P10"><text:span text:style-name="T1">Function Components: </text:span>Functional Component is one way to create components in a React Application. React.js Functional Components helps to create UI components in a Functional and more concise way. </text:p>
          <text:p text:style-name="P10"/>
        </text:list-item>
        <text:list-item>
          <text:p text:style-name="P10"><text:span text:style-name="T1">React list: </text:span><text:span text:style-name="Strong_20_Emphasis"><text:span text:style-name="T5">Lists </text:span></text:span><text:span text:style-name="T5">are very useful when it comes to developing the UI of any website. </text:span><text:span text:style-name="Strong_20_Emphasis"><text:span text:style-name="T5">React Lists </text:span></text:span><text:span text:style-name="T5">are mainly used for </text:span><text:span text:style-name="Strong_20_Emphasis"><text:span text:style-name="T5">displaying menus</text:span></text:span><text:span text:style-name="T5"> on a website, for example, the </text:span><text:span text:style-name="Strong_20_Emphasis"><text:span text:style-name="T5">navbar menu</text:span></text:span><text:span text:style-name="T5">. In regular JavaScript, we can use </text:span><text:span text:style-name="Strong_20_Emphasis"><text:span text:style-name="T5">arrays</text:span></text:span><text:span text:style-name="T5"> for creating lists. In React, rendering lists efficiently is critical for maintaining performance and ensuring a smooth user experience. React provides powerful tools to handle lists, allowing developers to create dynamic and responsive applications.</text:span></text:p>
          <text:p text:style-name="P6"/>
        </text:list-item>
        <text:list-item>
          <text:p text:style-name="P10"><text:span text:style-name="T1">Conditional Rendering: </text:span>Your components will often need to display different things depending on different conditions. In React, you can conditionally render JSX using JavaScript syntax like <text:span text:style-name="Source_20_Text">if</text:span> statements, <text:span text:style-name="Source_20_Text">&amp;&amp;</text:span>, and <text:span text:style-name="Source_20_Text">?:</text:span> operators.</text:p>
          <text:p text:style-name="P13"><text:span text:style-name="T13">They are three types are mainly in Conditional Rendering are </text:span><text:span text:style-name="T7">Using if else Statement. Using Logical &amp;&amp; Operator. Using ternary operator.</text:span></text:p>
          <text:p text:style-name="P13"/>
        </text:list-item>
        <text:list-item>
          <text:p text:style-name="P10"><text:span text:style-name="T1">Fragment: </text:span><text:span text:style-name="T11">React Fragment is a feature in React that allows you to return multiple elements from a React component by allowing you to group a list of children without adding extra nodes to the DOM. </text:span><text:span text:style-name="T12">This is how write a Fragment <text:s text:c="2"/>&lt;&gt; &lt;/&gt; .</text:span></text:p>
          <text:p text:style-name="P10"><text:span text:style-name="T12"/></text:p>
        </text:list-item>
        <text:list-item>
          <text:p text:style-name="P10"><text:span text:style-name="T1">JavaScript De-structuring: </text:span><text:span text:style-name="T7">In the JavaScript and React world, object and array destructuring are </text:span><text:span text:style-name="T8">powerful features that allow developers to extract data from arrays or objects into distinct variables</text:span><text:span text:style-name="T7">. This is particularly useful when dealing with complex state objects or props in a React component.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38" meta:word-count="514" meta:character-count="3255" meta:non-whitespace-character-count="2750"/>
  </office:meta>
</office:document-meta>
</file>